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3.02683333333333cm"/>
    </style:style>
    <style:style style:name="co4" style:family="table-column">
      <style:table-column-properties fo:break-before="auto" style:column-width="22.034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ommande :</text:p>
          </table:table-cell>
          <table:table-cell table:style-name="ce1"/>
          <table:table-cell office:value-type="string" table:style-name="ce1">
            <text:p>Quantité</text:p>
          </table:table-cell>
          <table:table-cell office:value-type="string" table:style-name="ce1">
            <text:p>Fournisseur</text:p>
          </table:table-cell>
          <table:table-cell office:value-type="string" table:style-name="ce1">
            <text:p>Lie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oite Connecteur JST PH 2/3/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qrobot</text:p>
          </table:table-cell>
          <table:table-cell office:value-type="string" table:style-name="ce2">
            <text:p><text:a xlink:href="https://www.cqrobot.com/index.php?route=product/product&amp;product_id=993">https://www.cqrobot.com/index.php?route=product/product&amp;product_id=993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river TMC22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D service</text:p>
          </table:table-cell>
          <table:table-cell office:value-type="string" table:style-name="ce2">
            <text:p><text:a xlink:href="https://imprimante-3d-service.com/219-349-tmc2208-v30-bigtreetech-stepdir-ou-uart.html#/109-lots-4_pieces/115-mode_driver-step_dir">https://imprimante-3d-service.com/219-349-tmc2208-v30-bigtreetech-stepdir-ou-uart.html#/109-lots-4_pieces/115-mode_driver-step_dir</text:a>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fr/KINGPRINT-TMC2209-Pilote-moteur-dimprimante/dp/B07WPY4979?th=1">https://www.amazon.fr/KINGPRINT-TMC2209-Pilote-moteur-dimprimante/dp/B07WPY4979?th=1</text:a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lectro-aimant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ransceiver TCAN332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S components</text:p>
          </table:table-cell>
          <table:table-cell office:value-type="string" table:style-name="ce2">
            <text:p><text:a xlink:href="https://fr.rs-online.com/web/p/ci-d-interface-can/1685041?cm_mmc=FR-PPC-DS3A-_-google-_-3_FR_FR_CI+d%27interface+CAN_Texas+Instruments_BMM-_-Texas+Instruments+-+CI+d%27interface+CAN+-+1685041-_-%2Btcan332d&amp;matchtype=b&amp;kwd-388598344044&amp;gclid=CjwKCAiA55mPBhBOEiwANmzoQkCrAQCGFuJMDLqiGm3EY5MSDAYHNIIO7u_4kPn_YJN2nn1Y6ntS2hoCRW8QAvD_BwE&amp;gclsrc=aw.ds">https://fr.rs-online.com/web/p/ci-d-interface-can/1330714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133332D30373134267365617263685F6B6579776F72645F6170703D31333330373134267365617263685F636F6E6669673D3126&amp;searchHistory=%7B%22enabled%22%3Atrue%7D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MS 7s 24v 20A LiFePO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fr/DollaTek-7Series-Protection-Balancing-Lithium/dp/B083PPBSP3">https://www.amazon.fr/DollaTek-7Series-Protection-Balancing-Lithium/dp/B083PPBSP3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égulateur 5V 2A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égulateur 12V 2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égulateur 5V 1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ou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otshop</text:p>
          </table:table-cell>
          <table:table-cell office:value-type="string" table:style-name="ce2">
            <text:p><text:a xlink:href="https://www.robotshop.com/eu/fr/roue-omni-plastique-58mm-compatible-avec-servomoteurs-lego-mindstorms-nxt.html">https://www.robotshop.com/eu/fr/roue-omni-plastique-58mm-compatible-avec-servomoteurs-lego-mindstorms-nxt.html</text:a>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generationrobots</text:p>
          </table:table-cell>
          <table:table-cell office:value-type="string" table:style-name="ce2">
            <text:p><text:a xlink:href="https://www.generationrobots.com/fr/402779-58mm-omni-wheel-pour-lego-nxt.html">https://www.generationrobots.com/fr/402779-58mm-omni-wheel-pour-lego-nxt.html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iles 3,2V LiFePO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S components</text:p>
          </table:table-cell>
          <table:table-cell office:value-type="string" table:style-name="ce1">
            <text:p>https://fr.rs-online.com/web/p/batteries-taille-speciale/8183005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1382D33303035267365617263685F6B6579776F72645F6170703D38313833303035267365617263685F636F6E6669673D3126&amp;searchHistory=%7B%22enabled%22%3Atrue%7D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tom rousseau</meta:initial-creator>
    <dc:creator>tom rousseau</dc:creator>
    <meta:creation-date>2022-01-18T15:21:25Z</meta:creation-date>
    <dc:date>2022-01-19T16:54:25Z</dc:date>
  </office:meta>
</office:document-meta>
</file>